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9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463785" calcext:value-type="float">
            <text:p>0.211463785</text:p>
          </table:table-cell>
          <table:table-cell office:value-type="float" office:value="-4.0318919" calcext:value-type="float">
            <text:p>-4.0318919</text:p>
          </table:table-cell>
          <table:table-cell table:number-columns-repeated="2"/>
        </table:table-row>
        <table:table-row table:style-name="ro1">
          <table:table-cell office:value-type="float" office:value="0.079700003" calcext:value-type="float">
            <text:p>0.079700003</text:p>
          </table:table-cell>
          <table:table-cell office:value-type="float" office:value="0.211463785" calcext:value-type="float">
            <text:p>0.211463785</text:p>
          </table:table-cell>
          <table:table-cell table:formula="of:=([.A2]-[.A1])*[.B1]+[.C1]" office:value-type="float" office:value="-4.01503823570111" calcext:value-type="float">
            <text:p>-4.0150382357</text:p>
          </table:table-cell>
          <table:table-cell table:number-columns-repeated="2"/>
        </table:table-row>
        <table:table-row table:style-name="ro1">
          <table:table-cell office:value-type="float" office:value="10.0797" calcext:value-type="float">
            <text:p>10.0797</text:p>
          </table:table-cell>
          <table:table-cell office:value-type="float" office:value="0.066960582" calcext:value-type="float">
            <text:p>0.066960582</text:p>
          </table:table-cell>
          <table:table-cell table:formula="of:=([.A3]-[.A2])*[.B2]+[.C2]" office:value-type="float" office:value="-1.9004003863355" calcext:value-type="float">
            <text:p>-1.9004003863</text:p>
          </table:table-cell>
          <table:table-cell table:number-columns-repeated="2"/>
        </table:table-row>
        <table:table-row table:style-name="ro1">
          <table:table-cell office:value-type="float" office:value="20.0797" calcext:value-type="float">
            <text:p>20.0797</text:p>
          </table:table-cell>
          <table:table-cell office:value-type="float" office:value="-0.010482878" calcext:value-type="float">
            <text:p>-0.010482878</text:p>
          </table:table-cell>
          <table:table-cell table:formula="of:=([.A4]-[.A3])*[.B3]+[.C3]" office:value-type="float" office:value="-1.2307945663355" calcext:value-type="float">
            <text:p>-1.2307945663</text:p>
          </table:table-cell>
          <table:table-cell table:number-columns-repeated="2"/>
        </table:table-row>
        <table:table-row table:style-name="ro1">
          <table:table-cell office:value-type="float" office:value="30.0797" calcext:value-type="float">
            <text:p>30.0797</text:p>
          </table:table-cell>
          <table:table-cell office:value-type="float" office:value="0.112177656" calcext:value-type="float">
            <text:p>0.112177656</text:p>
          </table:table-cell>
          <table:table-cell table:formula="of:=([.A5]-[.A4])*[.B4]+[.C4]" office:value-type="float" office:value="-1.3356233463355" calcext:value-type="float">
            <text:p>-1.3356233463</text:p>
          </table:table-cell>
          <table:table-cell table:number-columns-repeated="2"/>
        </table:table-row>
        <table:table-row table:style-name="ro1">
          <table:table-cell office:value-type="float" office:value="40.0797" calcext:value-type="float">
            <text:p>40.0797</text:p>
          </table:table-cell>
          <table:table-cell office:value-type="float" office:value="0.104448743" calcext:value-type="float">
            <text:p>0.104448743</text:p>
          </table:table-cell>
          <table:table-cell table:formula="of:=([.A6]-[.A5])*[.B5]+[.C5]" office:value-type="float" office:value="-0.213846786335499" calcext:value-type="float">
            <text:p>-0.2138467863</text:p>
          </table:table-cell>
          <table:table-cell table:number-columns-repeated="2"/>
        </table:table-row>
        <table:table-row table:style-name="ro1">
          <table:table-cell office:value-type="float" office:value="50.0797" calcext:value-type="float">
            <text:p>50.0797</text:p>
          </table:table-cell>
          <table:table-cell office:value-type="float" office:value="0.183883141" calcext:value-type="float">
            <text:p>0.183883141</text:p>
          </table:table-cell>
          <table:table-cell table:formula="of:=([.A7]-[.A6])*[.B6]+[.C6]" office:value-type="float" office:value="0.830640643664501" calcext:value-type="float">
            <text:p>0.8306406437</text:p>
          </table:table-cell>
          <table:table-cell table:number-columns-repeated="2"/>
        </table:table-row>
        <table:table-row table:style-name="ro1">
          <table:table-cell office:value-type="float" office:value="60.0797" calcext:value-type="float">
            <text:p>60.0797</text:p>
          </table:table-cell>
          <table:table-cell office:value-type="float" office:value="0.306330358" calcext:value-type="float">
            <text:p>0.306330358</text:p>
          </table:table-cell>
          <table:table-cell table:formula="of:=([.A8]-[.A7])*[.B7]+[.C7]" office:value-type="float" office:value="2.6694720536645" calcext:value-type="float">
            <text:p>2.6694720537</text:p>
          </table:table-cell>
          <table:table-cell table:number-columns-repeated="2"/>
        </table:table-row>
        <table:table-row table:style-name="ro1">
          <table:table-cell office:value-type="float" office:value="70.0797" calcext:value-type="float">
            <text:p>70.0797</text:p>
          </table:table-cell>
          <table:table-cell office:value-type="float" office:value="0.628676096" calcext:value-type="float">
            <text:p>0.628676096</text:p>
          </table:table-cell>
          <table:table-cell table:formula="of:=([.A9]-[.A8])*[.B8]+[.C8]" office:value-type="float" office:value="5.7327756336645" calcext:value-type="float">
            <text:p>5.7327756337</text:p>
          </table:table-cell>
          <table:table-cell table:number-columns-repeated="2"/>
        </table:table-row>
        <table:table-row table:style-name="ro1">
          <table:table-cell office:value-type="float" office:value="80.0797" calcext:value-type="float">
            <text:p>80.0797</text:p>
          </table:table-cell>
          <table:table-cell office:value-type="float" office:value="0.110270249" calcext:value-type="float">
            <text:p>0.110270249</text:p>
          </table:table-cell>
          <table:table-cell table:formula="of:=([.A10]-[.A9])*[.B9]+[.C9]" office:value-type="float" office:value="12.0195365936645" calcext:value-type="float">
            <text:p>12.0195365937</text:p>
          </table:table-cell>
          <table:table-cell table:number-columns-repeated="2"/>
        </table:table-row>
        <table:table-row table:style-name="ro1">
          <table:table-cell office:value-type="float" office:value="90.0797" calcext:value-type="float">
            <text:p>90.0797</text:p>
          </table:table-cell>
          <table:table-cell office:value-type="float" office:value="0.118253636" calcext:value-type="float">
            <text:p>0.118253636</text:p>
          </table:table-cell>
          <table:table-cell table:formula="of:=([.A11]-[.A10])*[.B10]+[.C10]" office:value-type="float" office:value="13.1222390836645" calcext:value-type="float">
            <text:p>13.1222390837</text:p>
          </table:table-cell>
          <table:table-cell table:number-columns-repeated="2"/>
        </table:table-row>
        <table:table-row table:style-name="ro1">
          <table:table-cell office:value-type="float" office:value="100.0797" calcext:value-type="float">
            <text:p>100.0797</text:p>
          </table:table-cell>
          <table:table-cell office:value-type="float" office:value="0.132365678" calcext:value-type="float">
            <text:p>0.132365678</text:p>
          </table:table-cell>
          <table:table-cell table:formula="of:=([.A12]-[.A11])*[.B11]+[.C11]" office:value-type="float" office:value="14.3047754436645" calcext:value-type="float">
            <text:p>14.3047754437</text:p>
          </table:table-cell>
          <table:table-cell table:number-columns-repeated="2"/>
        </table:table-row>
        <table:table-row table:style-name="ro1">
          <table:table-cell office:value-type="float" office:value="110.0797" calcext:value-type="float">
            <text:p>110.0797</text:p>
          </table:table-cell>
          <table:table-cell office:value-type="float" office:value="0.132718369" calcext:value-type="float">
            <text:p>0.132718369</text:p>
          </table:table-cell>
          <table:table-cell table:formula="of:=([.A13]-[.A12])*[.B12]+[.C12]" office:value-type="float" office:value="15.6284322236645" calcext:value-type="float">
            <text:p>15.6284322237</text:p>
          </table:table-cell>
          <table:table-cell table:number-columns-repeated="2"/>
        </table:table-row>
        <table:table-row table:style-name="ro1">
          <table:table-cell office:value-type="float" office:value="120.0797" calcext:value-type="float">
            <text:p>120.0797</text:p>
          </table:table-cell>
          <table:table-cell office:value-type="float" office:value="0.14555198" calcext:value-type="float">
            <text:p>0.14555198</text:p>
          </table:table-cell>
          <table:table-cell table:formula="of:=([.A14]-[.A13])*[.B13]+[.C13]" office:value-type="float" office:value="16.9556159136645" calcext:value-type="float">
            <text:p>16.9556159137</text:p>
          </table:table-cell>
          <table:table-cell table:number-columns-repeated="2"/>
        </table:table-row>
        <table:table-row table:style-name="ro1">
          <table:table-cell office:value-type="float" office:value="130.0797" calcext:value-type="float">
            <text:p>130.0797</text:p>
          </table:table-cell>
          <table:table-cell office:value-type="float" office:value="0.092850189" calcext:value-type="float">
            <text:p>0.092850189</text:p>
          </table:table-cell>
          <table:table-cell table:formula="of:=([.A15]-[.A14])*[.B14]+[.C14]" office:value-type="float" office:value="18.4111357136645" calcext:value-type="float">
            <text:p>18.4111357137</text:p>
          </table:table-cell>
          <table:table-cell table:number-columns-repeated="2"/>
        </table:table-row>
        <table:table-row table:style-name="ro1">
          <table:table-cell office:value-type="float" office:value="140.0797" calcext:value-type="float">
            <text:p>140.0797</text:p>
          </table:table-cell>
          <table:table-cell office:value-type="float" office:value="0.156199201" calcext:value-type="float">
            <text:p>0.156199201</text:p>
          </table:table-cell>
          <table:table-cell table:formula="of:=([.A16]-[.A15])*[.B15]+[.C15]" office:value-type="float" office:value="19.3396376036645" calcext:value-type="float">
            <text:p>19.3396376037</text:p>
          </table:table-cell>
          <table:table-cell table:number-columns-repeated="2"/>
        </table:table-row>
        <table:table-row table:style-name="ro1">
          <table:table-cell office:value-type="float" office:value="150.0797" calcext:value-type="float">
            <text:p>150.0797</text:p>
          </table:table-cell>
          <table:table-cell office:value-type="float" office:value="0.15696649" calcext:value-type="float">
            <text:p>0.15696649</text:p>
          </table:table-cell>
          <table:table-cell table:formula="of:=([.A17]-[.A16])*[.B16]+[.C16]" office:value-type="float" office:value="20.9016296136645" calcext:value-type="float">
            <text:p>20.9016296137</text:p>
          </table:table-cell>
          <table:table-cell table:number-columns-repeated="2"/>
        </table:table-row>
        <table:table-row table:style-name="ro1">
          <table:table-cell office:value-type="float" office:value="160.0797" calcext:value-type="float">
            <text:p>160.0797</text:p>
          </table:table-cell>
          <table:table-cell office:value-type="float" office:value="0.15696649" calcext:value-type="float">
            <text:p>0.15696649</text:p>
          </table:table-cell>
          <table:table-cell table:formula="of:=([.A18]-[.A17])*[.B17]+[.C17]" office:value-type="float" office:value="22.4712945136645" calcext:value-type="float">
            <text:p>22.4712945137</text:p>
          </table:table-cell>
          <table:table-cell table:number-columns-repeated="2"/>
        </table:table-row>
        <table:table-row table:style-name="ro1">
          <table:table-cell office:value-type="float" office:value="170.0797" calcext:value-type="float">
            <text:p>170.0797</text:p>
          </table:table-cell>
          <table:table-cell office:value-type="float" office:value="0.15696649" calcext:value-type="float">
            <text:p>0.15696649</text:p>
          </table:table-cell>
          <table:table-cell table:formula="of:=([.A19]-[.A18])*[.B18]+[.C18]" office:value-type="float" office:value="24.0409594136645" calcext:value-type="float">
            <text:p>24.0409594137</text:p>
          </table:table-cell>
          <table:table-cell table:number-columns-repeated="2"/>
        </table:table-row>
        <table:table-row table:style-name="ro1">
          <table:table-cell office:value-type="float" office:value="180.0797" calcext:value-type="float">
            <text:p>180.0797</text:p>
          </table:table-cell>
          <table:table-cell office:value-type="float" office:value="0.261365817" calcext:value-type="float">
            <text:p>0.261365817</text:p>
          </table:table-cell>
          <table:table-cell table:formula="of:=([.A20]-[.A19])*[.B19]+[.C19]" office:value-type="float" office:value="25.6106243136645" calcext:value-type="float">
            <text:p>25.6106243137</text:p>
          </table:table-cell>
          <table:table-cell table:number-columns-repeated="2"/>
        </table:table-row>
        <table:table-row table:style-name="ro1">
          <table:table-cell office:value-type="float" office:value="190.0797" calcext:value-type="float">
            <text:p>190.0797</text:p>
          </table:table-cell>
          <table:table-cell office:value-type="float" office:value="0.514257519" calcext:value-type="float">
            <text:p>0.514257519</text:p>
          </table:table-cell>
          <table:table-cell table:formula="of:=([.A21]-[.A20])*[.B20]+[.C20]" office:value-type="float" office:value="28.2242824836645" calcext:value-type="float">
            <text:p>28.2242824837</text:p>
          </table:table-cell>
          <table:table-cell table:number-columns-repeated="2"/>
        </table:table-row>
        <table:table-row table:style-name="ro1">
          <table:table-cell office:value-type="float" office:value="200.0797" calcext:value-type="float">
            <text:p>200.0797</text:p>
          </table:table-cell>
          <table:table-cell office:value-type="float" office:value="0.210885953" calcext:value-type="float">
            <text:p>0.210885953</text:p>
          </table:table-cell>
          <table:table-cell table:formula="of:=([.A22]-[.A21])*[.B21]+[.C21]" office:value-type="float" office:value="33.3668576736645" calcext:value-type="float">
            <text:p>33.3668576737</text:p>
          </table:table-cell>
          <table:table-cell table:number-columns-repeated="2"/>
        </table:table-row>
        <table:table-row table:style-name="ro1">
          <table:table-cell office:value-type="float" office:value="210.0797" calcext:value-type="float">
            <text:p>210.0797</text:p>
          </table:table-cell>
          <table:table-cell office:value-type="float" office:value="0.133733459" calcext:value-type="float">
            <text:p>0.133733459</text:p>
          </table:table-cell>
          <table:table-cell table:formula="of:=([.A23]-[.A22])*[.B22]+[.C22]" office:value-type="float" office:value="35.4757172036645" calcext:value-type="float">
            <text:p>35.4757172037</text:p>
          </table:table-cell>
          <table:table-cell table:number-columns-repeated="2"/>
        </table:table-row>
        <table:table-row table:style-name="ro1">
          <table:table-cell office:value-type="float" office:value="220.0797" calcext:value-type="float">
            <text:p>220.0797</text:p>
          </table:table-cell>
          <table:table-cell office:value-type="float" office:value="0.137554927" calcext:value-type="float">
            <text:p>0.137554927</text:p>
          </table:table-cell>
          <table:table-cell table:formula="of:=([.A24]-[.A23])*[.B23]+[.C23]" office:value-type="float" office:value="36.8130517936645" calcext:value-type="float">
            <text:p>36.8130517937</text:p>
          </table:table-cell>
          <table:table-cell table:number-columns-repeated="2"/>
        </table:table-row>
        <table:table-row table:style-name="ro1">
          <table:table-cell office:value-type="float" office:value="230.0797" calcext:value-type="float">
            <text:p>230.0797</text:p>
          </table:table-cell>
          <table:table-cell office:value-type="float" office:value="0.062738753" calcext:value-type="float">
            <text:p>0.062738753</text:p>
          </table:table-cell>
          <table:table-cell table:formula="of:=([.A25]-[.A24])*[.B24]+[.C24]" office:value-type="float" office:value="38.1886010636645" calcext:value-type="float">
            <text:p>38.1886010637</text:p>
          </table:table-cell>
          <table:table-cell table:number-columns-repeated="2"/>
        </table:table-row>
        <table:table-row table:style-name="ro1">
          <table:table-cell office:value-type="float" office:value="240.0797" calcext:value-type="float">
            <text:p>240.0797</text:p>
          </table:table-cell>
          <table:table-cell office:value-type="float" office:value="0.220071159" calcext:value-type="float">
            <text:p>0.220071159</text:p>
          </table:table-cell>
          <table:table-cell table:formula="of:=([.A26]-[.A25])*[.B25]+[.C25]" office:value-type="float" office:value="38.8159885936645" calcext:value-type="float">
            <text:p>38.8159885937</text:p>
          </table:table-cell>
          <table:table-cell table:number-columns-repeated="2"/>
        </table:table-row>
        <table:table-row table:style-name="ro1">
          <table:table-cell office:value-type="float" office:value="250.0797" calcext:value-type="float">
            <text:p>250.0797</text:p>
          </table:table-cell>
          <table:table-cell office:value-type="float" office:value="0.180247109" calcext:value-type="float">
            <text:p>0.180247109</text:p>
          </table:table-cell>
          <table:table-cell table:formula="of:=([.A27]-[.A26])*[.B26]+[.C26]" office:value-type="float" office:value="41.0167001836645" calcext:value-type="float">
            <text:p>41.0167001837</text:p>
          </table:table-cell>
          <table:table-cell table:number-columns-repeated="2"/>
        </table:table-row>
        <table:table-row table:style-name="ro1">
          <table:table-cell office:value-type="float" office:value="260.0797" calcext:value-type="float">
            <text:p>260.0797</text:p>
          </table:table-cell>
          <table:table-cell office:value-type="float" office:value="0.071549591" calcext:value-type="float">
            <text:p>0.071549591</text:p>
          </table:table-cell>
          <table:table-cell table:formula="of:=([.A28]-[.A27])*[.B27]+[.C27]" office:value-type="float" office:value="42.8191712736645" calcext:value-type="float">
            <text:p>42.8191712737</text:p>
          </table:table-cell>
          <table:table-cell table:number-columns-repeated="2"/>
        </table:table-row>
        <table:table-row table:style-name="ro1">
          <table:table-cell office:value-type="float" office:value="270.0797" calcext:value-type="float">
            <text:p>270.0797</text:p>
          </table:table-cell>
          <table:table-cell office:value-type="float" office:value="0.34105129" calcext:value-type="float">
            <text:p>0.34105129</text:p>
          </table:table-cell>
          <table:table-cell table:formula="of:=([.A29]-[.A28])*[.B28]+[.C28]" office:value-type="float" office:value="43.5346671836645" calcext:value-type="float">
            <text:p>43.5346671837</text:p>
          </table:table-cell>
          <table:table-cell table:number-columns-repeated="2"/>
        </table:table-row>
        <table:table-row table:style-name="ro1">
          <table:table-cell office:value-type="float" office:value="280.0797" calcext:value-type="float">
            <text:p>280.0797</text:p>
          </table:table-cell>
          <table:table-cell office:value-type="float" office:value="0.182109087" calcext:value-type="float">
            <text:p>0.182109087</text:p>
          </table:table-cell>
          <table:table-cell table:formula="of:=([.A30]-[.A29])*[.B29]+[.C29]" office:value-type="float" office:value="46.9451800836645" calcext:value-type="float">
            <text:p>46.9451800837</text:p>
          </table:table-cell>
          <table:table-cell table:number-columns-repeated="2"/>
        </table:table-row>
        <table:table-row table:style-name="ro1">
          <table:table-cell office:value-type="float" office:value="290.0797" calcext:value-type="float">
            <text:p>290.0797</text:p>
          </table:table-cell>
          <table:table-cell office:value-type="float" office:value="0.131558934" calcext:value-type="float">
            <text:p>0.131558934</text:p>
          </table:table-cell>
          <table:table-cell table:formula="of:=([.A31]-[.A30])*[.B30]+[.C30]" office:value-type="float" office:value="48.7662709536645" calcext:value-type="float">
            <text:p>48.7662709537</text:p>
          </table:table-cell>
          <table:table-cell table:number-columns-repeated="2"/>
        </table:table-row>
        <table:table-row table:style-name="ro1">
          <table:table-cell office:value-type="float" office:value="300.0797" calcext:value-type="float">
            <text:p>300.0797</text:p>
          </table:table-cell>
          <table:table-cell office:value-type="float" office:value="-0.008738076" calcext:value-type="float">
            <text:p>-0.008738076</text:p>
          </table:table-cell>
          <table:table-cell table:formula="of:=([.A32]-[.A31])*[.B31]+[.C31]" office:value-type="float" office:value="50.0818602936645" calcext:value-type="float">
            <text:p>50.0818602937</text:p>
          </table:table-cell>
          <table:table-cell table:number-columns-repeated="2"/>
        </table:table-row>
        <table:table-row table:style-name="ro1">
          <table:table-cell office:value-type="float" office:value="310.0797" calcext:value-type="float">
            <text:p>310.0797</text:p>
          </table:table-cell>
          <table:table-cell office:value-type="float" office:value="0.209984106" calcext:value-type="float">
            <text:p>0.209984106</text:p>
          </table:table-cell>
          <table:table-cell table:formula="of:=([.A33]-[.A32])*[.B32]+[.C32]" office:value-type="float" office:value="49.9944795336645" calcext:value-type="float">
            <text:p>49.9944795337</text:p>
          </table:table-cell>
          <table:table-cell table:number-columns-repeated="2"/>
        </table:table-row>
        <table:table-row table:style-name="ro1">
          <table:table-cell office:value-type="float" office:value="320.0797" calcext:value-type="float">
            <text:p>320.0797</text:p>
          </table:table-cell>
          <table:table-cell office:value-type="float" office:value="0.19589409" calcext:value-type="float">
            <text:p>0.19589409</text:p>
          </table:table-cell>
          <table:table-cell table:formula="of:=([.A34]-[.A33])*[.B33]+[.C33]" office:value-type="float" office:value="52.0943205936645" calcext:value-type="float">
            <text:p>52.0943205937</text:p>
          </table:table-cell>
          <table:table-cell table:number-columns-repeated="2"/>
        </table:table-row>
        <table:table-row table:style-name="ro1">
          <table:table-cell office:value-type="float" office:value="330.0797" calcext:value-type="float">
            <text:p>330.0797</text:p>
          </table:table-cell>
          <table:table-cell office:value-type="float" office:value="0.135742618" calcext:value-type="float">
            <text:p>0.135742618</text:p>
          </table:table-cell>
          <table:table-cell table:formula="of:=([.A35]-[.A34])*[.B34]+[.C34]" office:value-type="float" office:value="54.0532614936645" calcext:value-type="float">
            <text:p>54.0532614937</text:p>
          </table:table-cell>
          <table:table-cell table:number-columns-repeated="2"/>
        </table:table-row>
        <table:table-row table:style-name="ro1">
          <table:table-cell office:value-type="float" office:value="340.0797" calcext:value-type="float">
            <text:p>340.0797</text:p>
          </table:table-cell>
          <table:table-cell office:value-type="float" office:value="0.149062626" calcext:value-type="float">
            <text:p>0.149062626</text:p>
          </table:table-cell>
          <table:table-cell table:formula="of:=([.A36]-[.A35])*[.B35]+[.C35]" office:value-type="float" office:value="55.4106876736645" calcext:value-type="float">
            <text:p>55.4106876737</text:p>
          </table:table-cell>
          <table:table-cell table:number-columns-repeated="2"/>
        </table:table-row>
        <table:table-row table:style-name="ro1">
          <table:table-cell office:value-type="float" office:value="350.0797" calcext:value-type="float">
            <text:p>350.0797</text:p>
          </table:table-cell>
          <table:table-cell office:value-type="float" office:value="0.185849738" calcext:value-type="float">
            <text:p>0.185849738</text:p>
          </table:table-cell>
          <table:table-cell table:formula="of:=([.A37]-[.A36])*[.B36]+[.C36]" office:value-type="float" office:value="56.9013139336645" calcext:value-type="float">
            <text:p>56.9013139337</text:p>
          </table:table-cell>
          <table:table-cell table:number-columns-repeated="2"/>
        </table:table-row>
        <table:table-row table:style-name="ro1">
          <table:table-cell office:value-type="float" office:value="360.0797" calcext:value-type="float">
            <text:p>360.0797</text:p>
          </table:table-cell>
          <table:table-cell office:value-type="float" office:value="0.232972696" calcext:value-type="float">
            <text:p>0.232972696</text:p>
          </table:table-cell>
          <table:table-cell table:formula="of:=([.A38]-[.A37])*[.B37]+[.C37]" office:value-type="float" office:value="58.7598113136645" calcext:value-type="float">
            <text:p>58.7598113137</text:p>
          </table:table-cell>
          <table:table-cell table:number-columns-repeated="2"/>
        </table:table-row>
        <table:table-row table:style-name="ro1">
          <table:table-cell office:value-type="float" office:value="370.0797" calcext:value-type="float">
            <text:p>370.0797</text:p>
          </table:table-cell>
          <table:table-cell office:value-type="float" office:value="0.228936023" calcext:value-type="float">
            <text:p>0.228936023</text:p>
          </table:table-cell>
          <table:table-cell table:formula="of:=([.A39]-[.A38])*[.B38]+[.C38]" office:value-type="float" office:value="61.0895382736645" calcext:value-type="float">
            <text:p>61.0895382737</text:p>
          </table:table-cell>
          <table:table-cell table:number-columns-repeated="2"/>
        </table:table-row>
        <table:table-row table:style-name="ro1">
          <table:table-cell office:value-type="float" office:value="380.0797" calcext:value-type="float">
            <text:p>380.0797</text:p>
          </table:table-cell>
          <table:table-cell office:value-type="float" office:value="0.12892211" calcext:value-type="float">
            <text:p>0.12892211</text:p>
          </table:table-cell>
          <table:table-cell table:formula="of:=([.A40]-[.A39])*[.B39]+[.C39]" office:value-type="float" office:value="63.3788985036645" calcext:value-type="float">
            <text:p>63.3788985037</text:p>
          </table:table-cell>
          <table:table-cell table:number-columns-repeated="2"/>
        </table:table-row>
        <table:table-row table:style-name="ro1">
          <table:table-cell office:value-type="float" office:value="390.0797" calcext:value-type="float">
            <text:p>390.0797</text:p>
          </table:table-cell>
          <table:table-cell office:value-type="float" office:value="0.166193962" calcext:value-type="float">
            <text:p>0.166193962</text:p>
          </table:table-cell>
          <table:table-cell table:formula="of:=([.A41]-[.A40])*[.B40]+[.C40]" office:value-type="float" office:value="64.6681196036645" calcext:value-type="float">
            <text:p>64.6681196037</text:p>
          </table:table-cell>
          <table:table-cell table:number-columns-repeated="2"/>
        </table:table-row>
        <table:table-row table:style-name="ro1">
          <table:table-cell office:value-type="float" office:value="400.0797" calcext:value-type="float">
            <text:p>400.0797</text:p>
          </table:table-cell>
          <table:table-cell office:value-type="float" office:value="-0.006508647" calcext:value-type="float">
            <text:p>-0.006508647</text:p>
          </table:table-cell>
          <table:table-cell table:formula="of:=([.A42]-[.A41])*[.B41]+[.C41]" office:value-type="float" office:value="66.3300592236645" calcext:value-type="float">
            <text:p>66.3300592237</text:p>
          </table:table-cell>
          <table:table-cell table:number-columns-repeated="2"/>
        </table:table-row>
        <table:table-row table:style-name="ro1">
          <table:table-cell office:value-type="float" office:value="410.0797" calcext:value-type="float">
            <text:p>410.0797</text:p>
          </table:table-cell>
          <table:table-cell office:value-type="float" office:value="-0.070478582" calcext:value-type="float">
            <text:p>-0.070478582</text:p>
          </table:table-cell>
          <table:table-cell table:formula="of:=([.A43]-[.A42])*[.B42]+[.C42]" office:value-type="float" office:value="66.2649727536645" calcext:value-type="float">
            <text:p>66.2649727537</text:p>
          </table:table-cell>
          <table:table-cell table:number-columns-repeated="2"/>
        </table:table-row>
        <table:table-row table:style-name="ro1">
          <table:table-cell office:value-type="float" office:value="420.0797" calcext:value-type="float">
            <text:p>420.0797</text:p>
          </table:table-cell>
          <table:table-cell office:value-type="float" office:value="0.343415521" calcext:value-type="float">
            <text:p>0.343415521</text:p>
          </table:table-cell>
          <table:table-cell table:formula="of:=([.A44]-[.A43])*[.B43]+[.C43]" office:value-type="float" office:value="65.5601869336645" calcext:value-type="float">
            <text:p>65.5601869337</text:p>
          </table:table-cell>
          <table:table-cell table:number-columns-repeated="2"/>
        </table:table-row>
        <table:table-row table:style-name="ro1">
          <table:table-cell office:value-type="float" office:value="430.0797" calcext:value-type="float">
            <text:p>430.0797</text:p>
          </table:table-cell>
          <table:table-cell office:value-type="float" office:value="0.151580058" calcext:value-type="float">
            <text:p>0.151580058</text:p>
          </table:table-cell>
          <table:table-cell table:formula="of:=([.A45]-[.A44])*[.B44]+[.C44]" office:value-type="float" office:value="68.9943421436645" calcext:value-type="float">
            <text:p>68.9943421437</text:p>
          </table:table-cell>
          <table:table-cell table:number-columns-repeated="2"/>
        </table:table-row>
        <table:table-row table:style-name="ro1">
          <table:table-cell office:value-type="float" office:value="440.0797" calcext:value-type="float">
            <text:p>440.0797</text:p>
          </table:table-cell>
          <table:table-cell office:value-type="float" office:value="0.167144247" calcext:value-type="float">
            <text:p>0.167144247</text:p>
          </table:table-cell>
          <table:table-cell table:formula="of:=([.A46]-[.A45])*[.B45]+[.C45]" office:value-type="float" office:value="70.5101427236645" calcext:value-type="float">
            <text:p>70.5101427237</text:p>
          </table:table-cell>
          <table:table-cell table:number-columns-repeated="2"/>
        </table:table-row>
        <table:table-row table:style-name="ro1">
          <table:table-cell office:value-type="float" office:value="450.0797" calcext:value-type="float">
            <text:p>450.0797</text:p>
          </table:table-cell>
          <table:table-cell office:value-type="float" office:value="0.118414388" calcext:value-type="float">
            <text:p>0.118414388</text:p>
          </table:table-cell>
          <table:table-cell table:formula="of:=([.A47]-[.A46])*[.B46]+[.C46]" office:value-type="float" office:value="72.1815851936645" calcext:value-type="float">
            <text:p>72.1815851937</text:p>
          </table:table-cell>
          <table:table-cell table:number-columns-repeated="2"/>
        </table:table-row>
        <table:table-row table:style-name="ro1">
          <table:table-cell office:value-type="float" office:value="460.0797" calcext:value-type="float">
            <text:p>460.0797</text:p>
          </table:table-cell>
          <table:table-cell office:value-type="float" office:value="-0.03196428" calcext:value-type="float">
            <text:p>-0.03196428</text:p>
          </table:table-cell>
          <table:table-cell table:formula="of:=([.A48]-[.A47])*[.B47]+[.C47]" office:value-type="float" office:value="73.3657290736645" calcext:value-type="float">
            <text:p>73.3657290737</text:p>
          </table:table-cell>
          <table:table-cell table:number-columns-repeated="2"/>
        </table:table-row>
        <table:table-row table:style-name="ro1">
          <table:table-cell office:value-type="float" office:value="470.0797" calcext:value-type="float">
            <text:p>470.0797</text:p>
          </table:table-cell>
          <table:table-cell office:value-type="float" office:value="0.151948619" calcext:value-type="float">
            <text:p>0.151948619</text:p>
          </table:table-cell>
          <table:table-cell table:formula="of:=([.A49]-[.A48])*[.B48]+[.C48]" office:value-type="float" office:value="73.0460862736645" calcext:value-type="float">
            <text:p>73.0460862737</text:p>
          </table:table-cell>
          <table:table-cell table:number-columns-repeated="2"/>
        </table:table-row>
        <table:table-row table:style-name="ro1">
          <table:table-cell office:value-type="float" office:value="480.0797" calcext:value-type="float">
            <text:p>480.0797</text:p>
          </table:table-cell>
          <table:table-cell office:value-type="float" office:value="0.042863015" calcext:value-type="float">
            <text:p>0.042863015</text:p>
          </table:table-cell>
          <table:table-cell table:formula="of:=([.A50]-[.A49])*[.B49]+[.C49]" office:value-type="float" office:value="74.5655724636645" calcext:value-type="float">
            <text:p>74.5655724637</text:p>
          </table:table-cell>
          <table:table-cell table:number-columns-repeated="2"/>
        </table:table-row>
        <table:table-row table:style-name="ro1">
          <table:table-cell office:value-type="float" office:value="490.0797" calcext:value-type="float">
            <text:p>490.0797</text:p>
          </table:table-cell>
          <table:table-cell office:value-type="float" office:value="0.25202588" calcext:value-type="float">
            <text:p>0.25202588</text:p>
          </table:table-cell>
          <table:table-cell table:formula="of:=([.A51]-[.A50])*[.B50]+[.C50]" office:value-type="float" office:value="74.9942026136645" calcext:value-type="float">
            <text:p>74.9942026137</text:p>
          </table:table-cell>
          <table:table-cell table:number-columns-repeated="2"/>
        </table:table-row>
        <table:table-row table:style-name="ro1">
          <table:table-cell office:value-type="float" office:value="500.0797" calcext:value-type="float">
            <text:p>500.0797</text:p>
          </table:table-cell>
          <table:table-cell office:value-type="float" office:value="0.060498791" calcext:value-type="float">
            <text:p>0.060498791</text:p>
          </table:table-cell>
          <table:table-cell table:formula="of:=([.A52]-[.A51])*[.B51]+[.C51]" office:value-type="float" office:value="77.5144614136645" calcext:value-type="float">
            <text:p>77.5144614137</text:p>
          </table:table-cell>
          <table:table-cell table:number-columns-repeated="2"/>
        </table:table-row>
        <table:table-row table:style-name="ro1">
          <table:table-cell office:value-type="float" office:value="510.0797" calcext:value-type="float">
            <text:p>510.0797</text:p>
          </table:table-cell>
          <table:table-cell office:value-type="float" office:value="0.207813094" calcext:value-type="float">
            <text:p>0.207813094</text:p>
          </table:table-cell>
          <table:table-cell table:formula="of:=([.A53]-[.A52])*[.B52]+[.C52]" office:value-type="float" office:value="78.1194493236645" calcext:value-type="float">
            <text:p>78.1194493237</text:p>
          </table:table-cell>
          <table:table-cell table:number-columns-repeated="2"/>
        </table:table-row>
        <table:table-row table:style-name="ro1">
          <table:table-cell office:value-type="float" office:value="520.0797" calcext:value-type="float">
            <text:p>520.0797</text:p>
          </table:table-cell>
          <table:table-cell office:value-type="float" office:value="0.027225317" calcext:value-type="float">
            <text:p>0.027225317</text:p>
          </table:table-cell>
          <table:table-cell table:formula="of:=([.A54]-[.A53])*[.B53]+[.C53]" office:value-type="float" office:value="80.1975802636645" calcext:value-type="float">
            <text:p>80.1975802637</text:p>
          </table:table-cell>
          <table:table-cell table:number-columns-repeated="2"/>
        </table:table-row>
        <table:table-row table:style-name="ro1">
          <table:table-cell office:value-type="float" office:value="530.0797" calcext:value-type="float">
            <text:p>530.0797</text:p>
          </table:table-cell>
          <table:table-cell office:value-type="float" office:value="0.233678068" calcext:value-type="float">
            <text:p>0.233678068</text:p>
          </table:table-cell>
          <table:table-cell table:formula="of:=([.A55]-[.A54])*[.B54]+[.C54]" office:value-type="float" office:value="80.4698334336645" calcext:value-type="float">
            <text:p>80.4698334337</text:p>
          </table:table-cell>
          <table:table-cell table:number-columns-repeated="2"/>
        </table:table-row>
        <table:table-row table:style-name="ro1">
          <table:table-cell office:value-type="float" office:value="540.0797" calcext:value-type="float">
            <text:p>540.0797</text:p>
          </table:table-cell>
          <table:table-cell office:value-type="float" office:value="0.087267774" calcext:value-type="float">
            <text:p>0.087267774</text:p>
          </table:table-cell>
          <table:table-cell table:formula="of:=([.A56]-[.A55])*[.B55]+[.C55]" office:value-type="float" office:value="82.8066141136645" calcext:value-type="float">
            <text:p>82.8066141137</text:p>
          </table:table-cell>
          <table:table-cell table:number-columns-repeated="2"/>
        </table:table-row>
        <table:table-row table:style-name="ro1">
          <table:table-cell office:value-type="float" office:value="550.0797" calcext:value-type="float">
            <text:p>550.0797</text:p>
          </table:table-cell>
          <table:table-cell office:value-type="float" office:value="0.008838282" calcext:value-type="float">
            <text:p>0.008838282</text:p>
          </table:table-cell>
          <table:table-cell table:formula="of:=([.A57]-[.A56])*[.B56]+[.C56]" office:value-type="float" office:value="83.6792918536645" calcext:value-type="float">
            <text:p>83.6792918537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8838282" calcext:value-type="float">
            <text:p>0.008838282</text:p>
          </table:table-cell>
          <table:table-cell table:formula="of:=([.A58]-[.A57])*[.B57]+[.C57]" office:value-type="float" office:value="83.7669702625891" calcext:value-type="float">
            <text:p>83.7669702626</text:p>
          </table:table-cell>
          <table:table-cell table:number-columns-repeated="2"/>
        </table:table-row>
      </table:table>
      <table:table table:name="Sheet1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5:15:31.626146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59:17.519927403</meta:creation-date>
    <dc:date>2015-10-05T15:16:04.731423315</dc:date>
    <meta:editing-duration>P0D</meta:editing-duration>
    <meta:editing-cycles>2</meta:editing-cycles>
    <meta:generator>LibreOffice/4.2.4.2$Linux_x86 LibreOffice_project/420m0$Build-2</meta:generator>
    <meta:document-statistic meta:table-count="2" meta:cell-count="174" meta:object-count="0"/>
  </office:meta>
</office:document-meta>
</file>